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60000022E6DA4FB1A.png" manifest:media-type="image/png"/>
  <manifest:file-entry manifest:full-path="Pictures/10000000000003170000026A0E4D4533.png" manifest:media-type="image/png"/>
  <manifest:file-entry manifest:full-path="Pictures/2000000200000241000001B1216F8A70.eps" manifest:media-type=""/>
  <manifest:file-entry manifest:full-path="Pictures/2000000200000241000001B1FBC43D9C.eps" manifest:media-type=""/>
  <manifest:file-entry manifest:full-path="Pictures/2000000200000241000001B1321C63ED.eps" manifest:media-type=""/>
  <manifest:file-entry manifest:full-path="Pictures/2000000200000241000001B1942C5CC8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0.354cm" svg:height="15.274cm" svg:x="-0.762cm" svg:y="2.286cm">
          <draw:image xlink:href="Pictures/2000000200000241000001B1942C5CC8.eps" xlink:type="simple" xlink:show="embed" xlink:actuate="onLoad">
            <text:p/>
          </draw:image>
        </draw:frame>
        <draw:frame draw:style-name="gr1" draw:text-style-name="P1" draw:layer="layout" svg:width="20.354cm" svg:height="15.274cm" svg:x="15.722cm" svg:y="6.09cm">
          <draw:image xlink:href="Pictures/2000000200000241000001B1321C63ED.eps" xlink:type="simple" xlink:show="embed" xlink:actuate="onLoad">
            <text:p/>
          </draw:image>
        </draw:frame>
        <draw:frame draw:style-name="gr1" draw:text-style-name="P1" draw:layer="layout" svg:width="20.354cm" svg:height="15.274cm" svg:x="14.476cm" svg:y="-4.648cm">
          <draw:image xlink:href="Pictures/2000000200000241000001B1FBC43D9C.eps" xlink:type="simple" xlink:show="embed" xlink:actuate="onLoad">
            <text:p/>
          </draw:image>
        </draw:frame>
        <draw:frame draw:style-name="gr1" draw:text-style-name="P1" draw:layer="layout" svg:width="20.354cm" svg:height="15.274cm" svg:x="3.302cm" svg:y="9.11cm">
          <draw:image xlink:href="Pictures/2000000200000241000001B1216F8A70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0.924cm" svg:height="16.348cm" svg:x="3.546cm" svg:y="2.347cm">
          <draw:image xlink:href="Pictures/10000000000003170000026A0E4D45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8.358cm" svg:height="14.76cm" svg:x="4.756cm" svg:y="4.798cm">
          <draw:image xlink:href="Pictures/10000000000002B60000022E6DA4FB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30T14:31:02.801995915</meta:creation-date>
    <meta:generator>LibreOffice/4.2.7.2$Linux_X86_64 LibreOffice_project/420m0$Build-2</meta:generator>
    <dc:date>2015-09-30T17:44:59.286371400</dc:date>
    <meta:editing-duration>P0D</meta:editing-duration>
    <meta:editing-cycles>1</meta:editing-cycles>
    <meta:document-statistic meta:object-count="42"/>
  </office:meta>
</office:document-meta>
</file>